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fill="solid" draw:fill-color="#c0c0c0" draw:textarea-horizontal-align="center" draw:textarea-vertical-align="top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-color="#ffcc99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2" style:family="paragraph">
      <style:paragraph-properties fo:text-align="center"/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682cm" svg:height="2.169cm" svg:x="16.135cm" svg:y="13.635cm">
          <text:p text:style-name="P1">make release</text:p>
        </draw:rect>
        <draw:rect draw:style-name="gr2" draw:text-style-name="P1" draw:layer="layout" svg:width="11.082cm" svg:height="2.5cm" svg:x="1.553cm" svg:y="1.135cm">
          <text:p text:style-name="P1">Arch Repository</text:p>
        </draw:rect>
        <draw:rect draw:style-name="gr3" draw:text-style-name="P1" draw:layer="layout" svg:width="2.991cm" svg:height="1.066cm" svg:x="1.635cm" svg:y="4.069cm">
          <text:p text:style-name="P1">tla get</text:p>
        </draw:rect>
        <draw:rect draw:style-name="gr3" draw:text-style-name="P1" draw:layer="layout" svg:width="2.991cm" svg:height="1cm" svg:x="1.635cm" svg:y="6.135cm">
          <text:p text:style-name="P1">Arch Tree</text:p>
        </draw:rect>
        <draw:rect draw:style-name="gr3" draw:text-style-name="P1" draw:layer="layout" svg:width="3.082cm" svg:height="1cm" svg:x="1.635cm" svg:y="8.135cm">
          <text:p text:style-name="P1">./bootstrap</text:p>
        </draw:rect>
        <draw:rect draw:style-name="gr3" draw:text-style-name="P1" draw:layer="layout" svg:width="2.991cm" svg:height="1.066cm" svg:x="1.635cm" svg:y="10.569cm">
          <text:p text:style-name="P1">Bootstrapped</text:p>
          <text:p text:style-name="P1">Arch Tree</text:p>
        </draw:rect>
        <draw:rect draw:style-name="gr4" draw:text-style-name="P1" draw:layer="layout" svg:width="3.418cm" svg:height="1cm" svg:x="16.635cm" svg:y="14.635cm">
          <text:p text:style-name="P1">make dist-gzip</text:p>
        </draw:rect>
        <draw:rect draw:style-name="gr4" draw:text-style-name="P1" draw:layer="layout" svg:width="3.419cm" svg:height="1cm" svg:x="20.398cm" svg:y="14.635cm">
          <text:p text:style-name="P1">make dist-bzip2</text:p>
        </draw:rect>
        <draw:rect draw:style-name="gr4" draw:text-style-name="P1" draw:layer="layout" svg:width="2.564cm" svg:height="1cm" svg:x="24.753cm" svg:y="14.635cm">
          <text:p text:style-name="P1">make rpm</text:p>
        </draw:rect>
        <draw:rect draw:style-name="gr4" draw:text-style-name="P1" draw:layer="layout" svg:width="3.418cm" svg:height="1.066cm" svg:x="16.217cm" svg:y="16.635cm">
          <text:p text:style-name="P1">visdn-x.y.z.tar.gz</text:p>
        </draw:rect>
        <draw:rect draw:style-name="gr4" draw:text-style-name="P1" draw:layer="layout" svg:width="3.419cm" svg:height="1.066cm" svg:x="20.216cm" svg:y="16.569cm">
          <text:p text:style-name="P1">visdn-x.y.z.tar.bz2</text:p>
        </draw:rect>
        <draw:rect draw:style-name="gr4" draw:text-style-name="P1" draw:layer="layout" svg:width="3.845cm" svg:height="1.066cm" svg:x="24.135cm" svg:y="16.569cm">
          <text:p text:style-name="P1">visdn-x.y.z.i386.rpm</text:p>
        </draw:rect>
        <draw:rect draw:style-name="gr3" draw:text-style-name="P1" draw:layer="layout" svg:width="3cm" svg:height="1.066cm" svg:x="5.635cm" svg:y="8.635cm">
          <text:p text:style-name="P1">tla tag</text:p>
        </draw:rect>
        <draw:rect draw:style-name="gr3" draw:text-style-name="P1" draw:layer="layout" svg:width="2.991cm" svg:height="1cm" svg:x="2.135cm" svg:y="2.135cm">
          <text:p text:style-name="P1">isdn--devel</text:p>
        </draw:rect>
        <draw:line draw:style-name="gr5" draw:text-style-name="P2" draw:layer="layout" svg:x1="3.635cm" svg:y1="3.135cm" svg:x2="3.135cm" svg:y2="4.135cm">
          <text:p/>
        </draw:line>
        <draw:line draw:style-name="gr5" draw:text-style-name="P2" draw:layer="layout" svg:x1="3.135cm" svg:y1="5.135cm" svg:x2="3.135cm" svg:y2="6.135cm">
          <text:p/>
        </draw:line>
        <draw:line draw:style-name="gr5" draw:text-style-name="P2" draw:layer="layout" svg:x1="3.135cm" svg:y1="7.135cm" svg:x2="3.135cm" svg:y2="8.135cm">
          <text:p/>
        </draw:line>
        <draw:line draw:style-name="gr6" draw:text-style-name="P2" draw:layer="layout" svg:x1="3.635cm" svg:y1="7.135cm" svg:x2="6.635cm" svg:y2="8.635cm">
          <text:p/>
        </draw:line>
        <draw:line draw:style-name="gr6" draw:text-style-name="P2" draw:layer="layout" svg:x1="7.635cm" svg:y1="8.635cm" svg:x2="9.135cm" svg:y2="3.135cm">
          <text:p/>
        </draw:line>
        <draw:rect draw:style-name="gr4" draw:text-style-name="P1" draw:layer="layout" svg:width="3.846cm" svg:height="1cm" svg:x="8.289cm" svg:y="2.135cm">
          <text:p text:style-name="P1">visdn--release-xx</text:p>
        </draw:rect>
        <draw:rect draw:style-name="gr4" draw:text-style-name="P1" draw:layer="layout" svg:width="4.7cm" svg:height="1cm" svg:x="18.635cm" svg:y="5.135cm">
          <text:p text:style-name="P1">tla get visdn--release--x.y</text:p>
        </draw:rect>
        <draw:line draw:style-name="gr6" draw:text-style-name="P2" draw:layer="layout" svg:x1="10.635cm" svg:y1="3.135cm" svg:x2="20.635cm" svg:y2="5.135cm">
          <text:p/>
        </draw:line>
        <draw:rect draw:style-name="gr4" draw:text-style-name="P1" draw:layer="layout" svg:width="4.618cm" svg:height="1.474cm" svg:x="18.699cm" svg:y="9.161cm">
          <text:p text:style-name="P1">vim configure.ac</text:p>
          <text:p text:style-name="P1">tla commit --seal ...</text:p>
          <text:p text:style-name="P1"/>
        </draw:rect>
        <draw:rect draw:style-name="gr4" draw:text-style-name="P1" draw:layer="layout" svg:width="4.7cm" svg:height="1.065cm" svg:x="18.617cm" svg:y="7.096cm">
          <text:p text:style-name="P1">Release Branch Tree</text:p>
        </draw:rect>
        <draw:rect draw:style-name="gr4" draw:text-style-name="P1" draw:layer="layout" svg:width="4.618cm" svg:height="0.974cm" svg:x="18.699cm" svg:y="11.661cm">
          <text:p text:style-name="P1">Final Release Tree</text:p>
        </draw:rect>
        <draw:line draw:style-name="gr6" draw:text-style-name="P2" draw:layer="layout" svg:x1="21.135cm" svg:y1="6.135cm" svg:x2="21.135cm" svg:y2="7.135cm">
          <text:p/>
        </draw:line>
        <draw:line draw:style-name="gr6" draw:text-style-name="P2" draw:layer="layout" svg:x1="21.135cm" svg:y1="8.135cm" svg:x2="21.135cm" svg:y2="9.135cm">
          <text:p/>
        </draw:line>
        <draw:line draw:style-name="gr6" draw:text-style-name="P2" draw:layer="layout" svg:x1="21.135cm" svg:y1="10.635cm" svg:x2="21.135cm" svg:y2="11.635cm">
          <text:p/>
        </draw:line>
        <draw:line draw:style-name="gr5" draw:text-style-name="P2" draw:layer="layout" svg:x1="3.135cm" svg:y1="11.635cm" svg:x2="3.135cm" svg:y2="14.635cm">
          <text:p/>
        </draw:line>
        <draw:rect draw:style-name="gr3" draw:text-style-name="P1" draw:layer="layout" svg:width="3.418cm" svg:height="0.974cm" svg:x="1.489cm" svg:y="14.661cm">
          <text:p text:style-name="P1">make dist-gzip</text:p>
        </draw:rect>
        <draw:rect draw:style-name="gr3" draw:text-style-name="P1" draw:layer="layout" svg:width="3.419cm" svg:height="0.974cm" svg:x="5.252cm" svg:y="14.661cm">
          <text:p text:style-name="P1">make dist-bzip2</text:p>
        </draw:rect>
        <draw:rect draw:style-name="gr3" draw:text-style-name="P1" draw:layer="layout" svg:width="2.564cm" svg:height="0.974cm" svg:x="9.607cm" svg:y="14.661cm">
          <text:p text:style-name="P1">make rpm</text:p>
        </draw:rect>
        <draw:rect draw:style-name="gr3" draw:text-style-name="P1" draw:layer="layout" svg:width="3.418cm" svg:height="1.066cm" svg:x="1.217cm" svg:y="16.569cm">
          <text:p text:style-name="P1">visdn-0.0.0.tar.gz</text:p>
        </draw:rect>
        <draw:rect draw:style-name="gr3" draw:text-style-name="P1" draw:layer="layout" svg:width="3.419cm" svg:height="1.066cm" svg:x="5.216cm" svg:y="16.569cm">
          <text:p text:style-name="P1">visdn-0.0.0.tar.bz2</text:p>
        </draw:rect>
        <draw:rect draw:style-name="gr3" draw:text-style-name="P1" draw:layer="layout" svg:width="3.845cm" svg:height="1.066cm" svg:x="9.135cm" svg:y="16.569cm">
          <text:p text:style-name="P1">visdn-0.0.0.i386.rpm</text:p>
        </draw:rect>
        <draw:line draw:style-name="gr6" draw:text-style-name="P2" draw:layer="layout" svg:x1="3.135cm" svg:y1="11.635cm" svg:x2="6.635cm" svg:y2="14.635cm">
          <text:p/>
        </draw:line>
        <draw:line draw:style-name="gr6" draw:text-style-name="P2" draw:layer="layout" svg:x1="3.135cm" svg:y1="11.635cm" svg:x2="10.635cm" svg:y2="14.635cm">
          <text:p/>
        </draw:line>
        <draw:line draw:style-name="gr5" draw:text-style-name="P2" draw:layer="layout" svg:x1="3.135cm" svg:y1="9.135cm" svg:x2="3.135cm" svg:y2="10.635cm">
          <text:p/>
        </draw:line>
        <draw:line draw:style-name="gr6" draw:text-style-name="P2" draw:layer="layout" svg:x1="21.135cm" svg:y1="12.635cm" svg:x2="21.135cm" svg:y2="13.635cm">
          <text:p/>
        </draw:line>
        <draw:line draw:style-name="gr5" draw:text-style-name="P2" draw:layer="layout" svg:x1="3.135cm" svg:y1="15.635cm" svg:x2="3.135cm" svg:y2="16.635cm">
          <text:p/>
        </draw:line>
        <draw:line draw:style-name="gr5" draw:text-style-name="P2" draw:layer="layout" svg:x1="7.135cm" svg:y1="15.635cm" svg:x2="7.135cm" svg:y2="16.635cm">
          <text:p/>
        </draw:line>
        <draw:line draw:style-name="gr5" draw:text-style-name="P2" draw:layer="layout" svg:x1="10.635cm" svg:y1="15.635cm" svg:x2="10.635cm" svg:y2="16.635cm">
          <text:p/>
        </draw:line>
        <draw:line draw:style-name="gr6" draw:text-style-name="P2" draw:layer="layout" svg:x1="18.135cm" svg:y1="15.635cm" svg:x2="18.135cm" svg:y2="16.635cm">
          <text:p/>
        </draw:line>
        <draw:line draw:style-name="gr6" draw:text-style-name="P2" draw:layer="layout" svg:x1="22.135cm" svg:y1="15.635cm" svg:x2="22.135cm" svg:y2="16.635cm">
          <text:p/>
        </draw:line>
        <draw:line draw:style-name="gr6" draw:text-style-name="P2" draw:layer="layout" svg:x1="26.135cm" svg:y1="15.635cm" svg:x2="26.135cm" svg:y2="16.6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10-18T23:37:12</meta:creation-date>
    <dc:date>2005-10-20T02:59:31</dc:date>
    <dc:language>it-IT</dc:language>
    <meta:editing-cycles>2</meta:editing-cycles>
    <meta:editing-duration>P1DT3H22M22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